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9"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It was a starry night</text:p>
      <text:p text:style-name="P27"><text:soft-page-break/>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text:soft-page-break/>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_Thisone: Is he a guy, or a band?  Or what?</text:p>
      <text:p text:style-name="P16"><text:soft-page-break/>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text:soft-page-break/>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text:soft-page-break/>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text:soft-page-break/>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text:soft-page-break/>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text:soft-page-break/>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text:soft-page-break/>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text:soft-page-break/>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text:soft-page-break/>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text:soft-page-break/>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text:soft-page-break/>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text:soft-page-break/>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text:soft-page-break/>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text:soft-page-break/>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text:soft-page-break/></text:p>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text:soft-page-break/>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text:soft-page-break/>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text:soft-page-break/>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text:soft-page-break/>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text:soft-page-break/>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text:soft-page-break/>_Annai: What?  What are you trying say?  Is this one of your head fake zen lectures?</text:p>
      <text:p text:style-name="P16">_Morashon: I'm just saying, software has feelings too.</text:p>
      <text:p text:style-name="P17"/>
      <text:p text:style-name="P17">Morashon sings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oft-page-break/><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oft-page-break/><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text:soft-page-break/>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text:soft-page-break/>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text:soft-page-break/>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text:soft-page-break/>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text:soft-page-break/>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text:soft-page-break/>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text:soft-page-break/>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text:soft-page-break/>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text:soft-page-break/>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text:soft-page-break/>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text:soft-page-break/>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text:soft-page-break/></text:p>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text:soft-page-break/>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text:soft-page-break/>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oft-page-break/><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text:soft-page-break/>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ext:soft-page-break/>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Music: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text:soft-page-break/>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ext:soft-page-break/>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45</meta:editing-cycles>
    <dc:date>2012-07-15T21:53:44</dc:date>
    <meta:editing-duration>P1DT18H54M4S</meta:editing-duration>
    <meta:document-statistic meta:table-count="0" meta:image-count="0" meta:object-count="0" meta:page-count="47" meta:paragraph-count="1761" meta:word-count="19521" meta:character-count="109186"/>
  </office:meta>
</office:document-meta>
</file>